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27eb" officeooo:paragraph-rsid="00052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inistration Manu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20:27:01.778481000</meta:creation-date>
    <meta:generator>LibreOffice/4.1.3.2$MacOSX_x86 LibreOffice_project/70feb7d99726f064edab4605a8ab840c50ec57a</meta:generator>
    <dc:date>2013-11-23T20:29:01.495744000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1" meta:non-whitespace-character-count="20"/>
  </office:meta>
</office:document-meta>
</file>